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Nimbus Sans L" svg:font-family="Nimbus Sans L"/>
    <style:font-face style:name="DejaVu Sans Mono" svg:font-family="DejaVu Sans Mono"/>
  </office:font-face-decls>
  <office:automatic-styles>
    <style:style style:family="text" style:name="T1" style:display-name="T1">
      <style:text-properties fo:font-weight="normal"/>
    </style:style>
    <style:style style:family="text" style:name="T2" style:display-name="T2">
      <style:text-properties style:font-name="Nimbus Sans L" fo:font-size="14pt" fo:language="en" fo:country="US"/>
    </style:style>
    <style:style style:family="text" style:name="T3" style:display-name="T3">
      <style:text-properties style:font-name="Nimbus Sans L" fo:font-size="12pt" fo:language="en" fo:country="US" fo:font-weight="normal"/>
    </style:style>
    <style:style style:family="text" style:name="T4" style:display-name="T4">
      <style:text-properties style:font-name="Nimbus Sans L" fo:font-size="12pt" fo:language="en" fo:country="US"/>
    </style:style>
    <style:style style:family="text" style:name="T5" style:display-name="T5">
      <style:text-properties style:font-name="DejaVu Sans Mono" fo:font-size="10pt"/>
    </style:style>
    <style:style style:family="paragraph" style:name="P5" style:display-name="P5" style:parent-style-name="Text-body">
      <style:text-properties fo:language="en" fo:country="US"/>
    </style:style>
    <style:style style:family="paragraph" style:name="P6" style:display-name="P6" style:parent-style-name="Heading-3">
      <style:paragraph-properties fo:text-align="justify"/>
    </style:style>
    <style:style style:family="paragraph" style:name="P7" style:display-name="P7" style:parent-style-name="Text-body">
      <style:paragraph-properties fo:text-align="justify"/>
    </style:style>
    <style:style style:family="paragraph" style:name="P8" style:display-name="P8" style:parent-style-name="Heading-3">
      <style:paragraph-properties fo:text-align="justify"/>
      <style:text-properties fo:language="en" fo:country="US"/>
    </style:style>
    <style:style style:family="paragraph" style:name="P9" style:display-name="P9" style:parent-style-name="Text-body">
      <style:paragraph-properties fo:text-align="justify"/>
      <style:text-properties fo:language="en" fo:country="US"/>
    </style:style>
    <style:style style:family="paragraph" style:name="P10" style:display-name="P10" style:parent-style-name="Normal">
      <style:text-properties fo:language="en" fo:country="US"/>
    </style:style>
    <style:style style:family="paragraph" style:name="P1" style:display-name="P1" style:parent-style-name="Heading-1">
      <style:paragraph-properties fo:text-align="justify"/>
      <style:text-properties fo:language="en" fo:country="US"/>
    </style:style>
    <style:style style:family="paragraph" style:name="P2" style:display-name="P2" style:parent-style-name="Normal">
      <style:paragraph-properties fo:text-align="justify" fo:border-bottom="0.99pt solid #000000" fo:padding-left="0.074cm" fo:padding-right="0.074cm" fo:padding-top="0.074cm"/>
      <style:text-properties fo:language="en" fo:country="US"/>
    </style:style>
    <style:style style:family="paragraph" style:name="P3" style:display-name="P3" style:parent-style-name="Normal">
      <style:paragraph-properties fo:text-align="justify"/>
      <style:text-properties fo:language="en" fo:country="US"/>
    </style:style>
    <style:style style:family="paragraph" style:name="P4" style:display-name="P4" style:parent-style-name="Heading-2">
      <style:text-properties fo:language="en" fo:country="US"/>
    </style:style>
    <style:style style:family="section" style:name="Sect1" style:display-name="Sect1"/>
    <style:style style:family="table" style:name="Table1" style:display-name="Table1">
      <style:table-properties style:width="0.000000" table:align="margins" fo:margin-left="0cm"/>
    </style:style>
    <style:style style:family="table" style:name="Table2" style:display-name="Table2">
      <style:table-properties style:width="7.125000in" table:align="margins" fo:margin-left="0cm"/>
    </style:style>
    <style:style style:family="table-column" style:name="Table2-col3" style:display-name="Table2.col3">
      <style:table-column-properties style:column-width="1.2500in"/>
    </style:style>
    <style:style style:family="table-column" style:name="Table2-col4" style:display-name="Table2.col4">
      <style:table-column-properties style:column-width="1.8750in"/>
    </style:style>
    <style:style style:family="table-column" style:name="Table2-col5" style:display-name="Table2.col5">
      <style:table-column-properties style:column-width="1.3750in"/>
    </style:style>
    <style:style style:family="table-column" style:name="Table2-col6" style:display-name="Table2.col6">
      <style:table-column-properties style:column-width="0.5625in"/>
    </style:style>
    <style:style style:family="table-column" style:name="Table2-col1" style:display-name="Table2.col1">
      <style:table-column-properties style:column-width="0.9375in"/>
    </style:style>
    <style:style style:family="table-column" style:name="Table2-col2" style:display-name="Table2.col2">
      <style:table-column-properties style:column-width="1.1250in"/>
    </style:style>
    <style:style style:family="table-row" style:name="Table2-row2" style:display-name="Table2.row2">
      <style:table-row-properties style:min-row-height="0.1875in"/>
    </style:style>
    <style:style style:family="table-row" style:name="Table2-row3" style:display-name="Table2.row3">
      <style:table-row-properties style:min-row-height="0.1875in"/>
    </style:style>
    <style:style style:family="table-row" style:name="Table2-row4" style:display-name="Table2.row4">
      <style:table-row-properties style:min-row-height="0.1875in"/>
    </style:style>
    <style:style style:family="table-row" style:name="Table2-row5" style:display-name="Table2.row5">
      <style:table-row-properties style:min-row-height="0.2500in"/>
    </style:style>
    <style:style style:family="table-row" style:name="Table2-row1" style:display-name="Table2.row1">
      <style:table-row-properties style:min-row-height="0.2500in"/>
    </style:style>
    <style:style style:family="table-cell" style:name="Table2-col3-row5" style:display-name="Table2_col3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5" style:display-name="Table2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1" style:display-name="Table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6-row3" style:display-name="Table1_col6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6-row5" style:display-name="Table1_col6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6-row1" style:display-name="Table2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6-row2" style:display-name="Table2_col6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4" style:display-name="Table2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6-row3" style:display-name="Table2_col6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6-row4" style:display-name="Table2_col6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6-row5" style:display-name="Table2_col6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4" style:display-name="Table2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4-row1" style:display-name="Table1_col4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4-row2" style:display-name="Table1_col4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5-row3" style:display-name="Table2_col5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5-row4" style:display-name="Table2_col5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5-row5" style:display-name="Table2_col5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4" style:display-name="Table2_col3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1" style:display-name="Table1_col3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2" style:display-name="Table1_col3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3" style:display-name="Table1_col3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1" style:display-name="Table2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5" style:display-name="Table2_col4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2" style:display-name="Table2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3" style:display-name="Table2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6-row2" style:display-name="Table1_col6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2" style:display-name="Table1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6-row4" style:display-name="Table1_col6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3" style:display-name="Table1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6-row1" style:display-name="Table1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5-row1" style:display-name="Table1_col5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5-row2" style:display-name="Table1_col5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5-row3" style:display-name="Table1_col5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5-row4" style:display-name="Table1_col5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5-row5" style:display-name="Table1_col5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5-row1" style:display-name="Table2_col5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5-row2" style:display-name="Table2_col5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4-row3" style:display-name="Table1_col4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4-row4" style:display-name="Table1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4-row5" style:display-name="Table1_col4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1" style:display-name="Table2_col4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2" style:display-name="Table2_col4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3" style:display-name="Table2_col4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4" style:display-name="Table1_col3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5" style:display-name="Table1_col3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1" style:display-name="Table2_col3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2" style:display-name="Table2_col3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3" style:display-name="Table2_col3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4" style:display-name="Table1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5" style:display-name="Table1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1" style:display-name="Table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2" style:display-name="Table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3" style:display-name="Table1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4" style:display-name="Table1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5" style:display-name="Table1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1" style:display-name="Table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2" style:display-name="Table2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3" style:display-name="Table2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4" style:display-name="Table2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5" style:display-name="Table2_col1_row5">
      <style:table-cell-properties style:vertical-align="top" fo:border-left="0.72pt solid #000000" fo:border-right="0.72pt solid #000000" fo:border-top="0.72pt solid #000000" fo:border-bottom="0.72pt solid #000000"/>
    </style:style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SEP #95 : ismatrix, isrow, iscolumn and isSquareMat functions </text:p>
        <text:p text:style-name="P2"/>
        <text:p text:style-name="P3"/>
        <text:p text:style-name="P3">Title: ismatrix_isrow_iscolumn_isSquareMat</text:p>
        <text:p text:style-name="P3">Version: 1.0</text:p>
        <text:p text:style-name="P3">Author: Charlotte HECQUET</text:p>
        <text:p text:style-name="P3">Review: </text:p>
        <text:p text:style-name="P3">Commented: </text:p>
        <text:p text:style-name="P3">State: Draft</text:p>
        <text:p text:style-name="P3">Scilab-Version: 5.5.0</text:p>
        <text:p text:style-name="P3">Vote:</text:p>
        <text:p text:style-name="P3">Created: <text:s/>6th May 2013</text:p>
        <text:p text:style-name="P2"/>
        <text:p text:style-name="P3"/>
        <text:p text:style-name="P4">Abstract</text:p>
        <text:p text:style-name="P3"><text:tab/>This SEP <text:s/>describes the<text:span text:style-name="T1"> definition of ismatrix, isrow, iscolumn ans isSquareMat functions.</text:span></text:p>
        <text:p text:style-name="P3"/>
        <text:p text:style-name="P4">Rationale</text:p>
        <text:p text:style-name="P5"><text:tab/>These functions are some elementary functions that exist in Matlab (or in Matlab's toolbox) to check if a matrix or a vector is a matrix, a row, a column or a square matrix. More precisely :</text:p>
        <text:p text:style-name="P5"><text:tab/>-ismatrix returns true if there are at most two dimensions of input argument which are non null (with eventually some singletons if input is an hypermatrix).</text:p>
        <text:p text:style-name="P5"><text:tab/>-isrow returns true if all dimensions of input argument are 1, except the last one.</text:p>
        <text:p text:style-name="P5"><text:tab/>-iscolumn returns true <text:s/>if all dimensions of input argument are 1, except the first one.</text:p>
        <text:p text:style-name="P5"><text:tab/>-isSquareMat returns true if all dimensions of input argument are the same (with eventually some singletons if input is an hypermatrix).</text:p>
        <text:p text:style-name="P5"><text:tab/>These functions can be used in order to simplify some complex programs, functions.</text:p>
        <text:p text:style-name="P6"><text:span text:style-name="T2">Syntax and semantics</text:span></text:p>
        <text:p text:style-name="Text-body"><text:span text:style-name="T3">Scilab implementation uses the same syntax and semantics than <text:s/>the Matlab <text:s/>function :</text:span></text:p>
        <text:p text:style-name="Text-body"><text:span text:style-name="T3"><text:tab/>-For ismatrix : r=ismatrix(x)</text:span></text:p>
        <text:p text:style-name="Text-body"><text:span text:style-name="T3"><text:tab/>-For isrow : r=isrow(x)</text:span></text:p>
        <text:p text:style-name="Text-body"><text:span text:style-name="T3"><text:tab/>-For iscolumn : r=iscolumn(x)</text:span></text:p>
        <text:p text:style-name="Text-body"><text:span text:style-name="T3"><text:tab/>-For isSquareMat : r=isSquareMat(x)</text:span></text:p>
        <text:p text:style-name="Text-body"/>
        <text:p text:style-name="P7"><text:span text:style-name="T4">Note that x may be of type 1, 2, 4, 5, 6, 7, 8, 9, 10.</text:span></text:p>
        <text:p text:style-name="P7"/>
        <text:p text:style-name="P7"/>
        <text:p text:style-name="P6"><text:span text:style-name="T2">Example Usage</text:span></text:p>
        <text:p text:style-name="P7"><text:span text:style-name="T4">For type(x)==1 :</text:span></text:p>
        <table:table table:name="Table1" table:style-name="Table1">
          <table:table-column/>
          <table:table-column/>
          <table:table-column/>
          <table:table-column/>
          <table:table-column/>
          <table:table-column/>
          <table:table-row>
            <table:table-cell table:style-name="Table1_col1_row1">
              <text:p text:style-name="P3"/>
            </table:table-cell>
            <table:table-cell table:style-name="Table1_col2_row1">
              <text:p text:style-name="P3">x=[1 2 3]</text:p>
            </table:table-cell>
            <table:table-cell table:style-name="Table1_col3_row1">
              <text:p text:style-name="P3">x=[1; 2; 3]</text:p>
            </table:table-cell>
            <table:table-cell table:style-name="Table1_col4_row1">
              <text:p text:style-name="P3">x=[1 2 3; 1 2 3]</text:p>
            </table:table-cell>
            <table:table-cell table:style-name="Table1_col5_row1">
              <text:p text:style-name="P3">x=[1 2; 1 2]</text:p>
            </table:table-cell>
            <table:table-cell table:style-name="Table1_col6_row1">
              <text:p text:style-name="P3">x=1</text:p>
            </table:table-cell>
          </table:table-row>
          <table:table-row>
            <table:table-cell table:style-name="Table1_col1_row2">
              <text:p text:style-name="P3">ismatrix</text:p>
            </table:table-cell>
            <table:table-cell table:style-name="Table1_col2_row2">
              <text:p text:style-name="P3">r = %T</text:p>
            </table:table-cell>
            <table:table-cell table:style-name="Table1_col3_row2">
              <text:p text:style-name="P3">r = %T</text:p>
            </table:table-cell>
            <table:table-cell table:style-name="Table1_col4_row2">
              <text:p text:style-name="P3">r = %T</text:p>
            </table:table-cell>
            <table:table-cell table:style-name="Table1_col5_row2">
              <text:p text:style-name="P3">r = %T</text:p>
            </table:table-cell>
            <table:table-cell table:style-name="Table1_col6_row2">
              <text:p text:style-name="P3">r = %T</text:p>
            </table:table-cell>
          </table:table-row>
          <table:table-row>
            <table:table-cell table:style-name="Table1_col1_row3">
              <text:p text:style-name="P3">isrow</text:p>
            </table:table-cell>
            <table:table-cell table:style-name="Table1_col2_row3">
              <text:p text:style-name="P3">r = %T</text:p>
            </table:table-cell>
            <table:table-cell table:style-name="Table1_col3_row3">
              <text:p text:style-name="P3">r = %F</text:p>
            </table:table-cell>
            <table:table-cell table:style-name="Table1_col4_row3">
              <text:p text:style-name="P3">r = %F</text:p>
            </table:table-cell>
            <table:table-cell table:style-name="Table1_col5_row3">
              <text:p text:style-name="P3">r = %F</text:p>
            </table:table-cell>
            <table:table-cell table:style-name="Table1_col6_row3">
              <text:p text:style-name="P3">r = %T</text:p>
            </table:table-cell>
          </table:table-row>
          <table:table-row>
            <table:table-cell table:style-name="Table1_col1_row4">
              <text:p text:style-name="P3">iscolumn</text:p>
            </table:table-cell>
            <table:table-cell table:style-name="Table1_col2_row4">
              <text:p text:style-name="P3">r = %F</text:p>
            </table:table-cell>
            <table:table-cell table:style-name="Table1_col3_row4">
              <text:p text:style-name="P3">r = %T</text:p>
            </table:table-cell>
            <table:table-cell table:style-name="Table1_col4_row4">
              <text:p text:style-name="P3">r = %F</text:p>
            </table:table-cell>
            <table:table-cell table:style-name="Table1_col5_row4">
              <text:p text:style-name="P3">r = %F</text:p>
            </table:table-cell>
            <table:table-cell table:style-name="Table1_col6_row4">
              <text:p text:style-name="P3">r = %T</text:p>
            </table:table-cell>
          </table:table-row>
          <table:table-row>
            <table:table-cell table:style-name="Table1_col1_row5">
              <text:p text:style-name="P3">isSquareMat</text:p>
            </table:table-cell>
            <table:table-cell table:style-name="Table1_col2_row5">
              <text:p text:style-name="P3">r = %F</text:p>
            </table:table-cell>
            <table:table-cell table:style-name="Table1_col3_row5">
              <text:p text:style-name="P3">r = %F</text:p>
            </table:table-cell>
            <table:table-cell table:style-name="Table1_col4_row5">
              <text:p text:style-name="P3">r = %F</text:p>
            </table:table-cell>
            <table:table-cell table:style-name="Table1_col5_row5">
              <text:p text:style-name="P3">r = %T</text:p>
            </table:table-cell>
            <table:table-cell table:style-name="Table1_col6_row5">
              <text:p text:style-name="P3">r = %T</text:p>
            </table:table-cell>
          </table:table-row>
        </table:table>
        <text:p text:style-name="P7"/>
        <text:p text:style-name="P7"><text:span text:style-name="T4">For type(x)==10 :</text:span></text:p>
        <table:table table:name="Table2" table:style-name="Table2">
          <table:table-column table:style-name="Table2.col1"/>
          <table:table-column table:style-name="Table2.col2"/>
          <table:table-column table:style-name="Table2.col3"/>
          <table:table-column table:style-name="Table2.col4"/>
          <table:table-column table:style-name="Table2.col5"/>
          <table:table-column table:style-name="Table2.col6"/>
          <table:table-row table:style-name="Table2.row1">
            <table:table-cell table:style-name="Table2_col1_row1">
              <text:p text:style-name="P3"/>
            </table:table-cell>
            <table:table-cell table:style-name="Table2_col2_row1">
              <text:p text:style-name="P3">x=["s" "t" "u"]</text:p>
            </table:table-cell>
            <table:table-cell table:style-name="Table2_col3_row1">
              <text:p text:style-name="P3">x=["s";"t";"u"] </text:p>
            </table:table-cell>
            <table:table-cell table:style-name="Table2_col4_row1">
              <text:p text:style-name="P3">x=["s" "t" "u"; "s" "t" "u"]</text:p>
            </table:table-cell>
            <table:table-cell table:style-name="Table2_col5_row1">
              <text:p text:style-name="P3">x=["s" "t"; "s" "t"]</text:p>
            </table:table-cell>
            <table:table-cell table:style-name="Table2_col6_row1">
              <text:p text:style-name="P3">x="s"</text:p>
            </table:table-cell>
          </table:table-row>
          <table:table-row table:style-name="Table2.row2">
            <table:table-cell table:style-name="Table2_col1_row2">
              <text:p text:style-name="P3">ismatrix</text:p>
            </table:table-cell>
            <table:table-cell table:style-name="Table2_col2_row2">
              <text:p text:style-name="P3">r = %T</text:p>
            </table:table-cell>
            <table:table-cell table:style-name="Table2_col3_row2">
              <text:p text:style-name="P3">r = %T</text:p>
            </table:table-cell>
            <table:table-cell table:style-name="Table2_col4_row2">
              <text:p text:style-name="P3">r = %T</text:p>
            </table:table-cell>
            <table:table-cell table:style-name="Table2_col5_row2">
              <text:p text:style-name="P3">r = %T</text:p>
            </table:table-cell>
            <table:table-cell table:style-name="Table2_col6_row2">
              <text:p text:style-name="P3">r = %T</text:p>
            </table:table-cell>
          </table:table-row>
          <table:table-row table:style-name="Table2.row3">
            <table:table-cell table:style-name="Table2_col1_row3">
              <text:p text:style-name="P3">isrow</text:p>
            </table:table-cell>
            <table:table-cell table:style-name="Table2_col2_row3">
              <text:p text:style-name="P3">r = %T</text:p>
            </table:table-cell>
            <table:table-cell table:style-name="Table2_col3_row3">
              <text:p text:style-name="P3">r = %F</text:p>
            </table:table-cell>
            <table:table-cell table:style-name="Table2_col4_row3">
              <text:p text:style-name="P3">r = %F</text:p>
            </table:table-cell>
            <table:table-cell table:style-name="Table2_col5_row3">
              <text:p text:style-name="P3">r = %F</text:p>
            </table:table-cell>
            <table:table-cell table:style-name="Table2_col6_row3">
              <text:p text:style-name="P3">r = %T</text:p>
            </table:table-cell>
          </table:table-row>
          <table:table-row table:style-name="Table2.row4">
            <table:table-cell table:style-name="Table2_col1_row4">
              <text:p text:style-name="P3">iscolumn</text:p>
            </table:table-cell>
            <table:table-cell table:style-name="Table2_col2_row4">
              <text:p text:style-name="P3">r = %F</text:p>
            </table:table-cell>
            <table:table-cell table:style-name="Table2_col3_row4">
              <text:p text:style-name="P3">r = %T</text:p>
            </table:table-cell>
            <table:table-cell table:style-name="Table2_col4_row4">
              <text:p text:style-name="P3">r = %F</text:p>
            </table:table-cell>
            <table:table-cell table:style-name="Table2_col5_row4">
              <text:p text:style-name="P3">r = %F</text:p>
            </table:table-cell>
            <table:table-cell table:style-name="Table2_col6_row4">
              <text:p text:style-name="P3">r = %T</text:p>
            </table:table-cell>
          </table:table-row>
          <table:table-row table:style-name="Table2.row5">
            <table:table-cell table:style-name="Table2_col1_row5">
              <text:p text:style-name="P3">isSquareMat</text:p>
            </table:table-cell>
            <table:table-cell table:style-name="Table2_col2_row5">
              <text:p text:style-name="P3">r = %F</text:p>
            </table:table-cell>
            <table:table-cell table:style-name="Table2_col3_row5">
              <text:p text:style-name="P3">r = %F</text:p>
            </table:table-cell>
            <table:table-cell table:style-name="Table2_col4_row5">
              <text:p text:style-name="P3">r = %F</text:p>
            </table:table-cell>
            <table:table-cell table:style-name="Table2_col5_row5">
              <text:p text:style-name="P3">r = %T</text:p>
            </table:table-cell>
            <table:table-cell table:style-name="Table2_col6_row5">
              <text:p text:style-name="P3">r = %T</text:p>
            </table:table-cell>
          </table:table-row>
        </table:table>
        <text:p text:style-name="P7"/>
        <text:p text:style-name="P7"><text:span text:style-name="T4">For each function, if input argument is [ ], false is returned.</text:span></text:p>
        <text:p text:style-name="P7"/>
        <text:p text:style-name="P8">Changelog</text:p>
        <text:p text:style-name="P9"><text:tab/><text:span text:style-name="T5">1.0 – Charlotte HECQUET - initial version</text:span></text:p>
        <text:p text:style-name="P8">Copyright</text:p>
        <text:p text:style-name="P10"><text:tab/>This document has been placed under the license CeCILL-B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DejaVu Sans Mono" svg:font-family="DejaVu Sans Mono"/>
  </office:font-face-decls>
  <office:styles>
    <style:default-style style:family="paragraph">
      <style:paragraph-properties style:tab-stop-distance="1.251cm"/>
    </style:default-style>
    <style:style style:family="text" style:name="Teletype-text-text" style:display-name="Teletype_text_text" style:next-style-name="Teletype-text-text">
      <style:text-properties style:font-name="DejaVu Sans Mono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Heading-2" style:display-name="Heading 2" style:parent-style-name="Heading" style:next-style-name="Text-body">
      <style:text-properties fo:font-size="14pt" fo:font-style="italic" fo:font-weight="bold"/>
    </style:style>
    <style:style style:family="paragraph" style:name="Heading-3" style:display-name="Heading 3" style:parent-style-name="Heading" style:next-style-name="Text-body">
      <style:text-properties fo:font-size="14pt" fo:font-weight="bold"/>
    </style:style>
    <style:style style:family="paragraph" style:name="Normal" style:display-name="Normal"/>
    <style:style style:family="paragraph" style:name="Heading-1" style:display-name="Heading 1" style:parent-style-name="Heading" style:next-style-name="Text-body">
      <style:text-properties fo:font-size="16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initial-creator>Charlotte Hecquet</meta:initial-creator>
    <dc:creator>Charlotte Hecquet</dc:creator>
    <meta:creation-date>2013-05-06T16:00:52</meta:creation-date>
    <dc:date>2013-05-15T17:33:09</dc:date>
  </office:meta>
</office:document-meta>
</file>